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eefe3"/>
    </style:style>
    <style:style style:name="P4" style:family="paragraph" style:parent-style-name="Heading_20_2">
      <style:text-properties officeooo:rsid="05735d0c" officeooo:paragraph-rsid="05f92d26"/>
    </style:style>
    <style:style style:name="P5" style:family="paragraph" style:parent-style-name="Heading_20_2">
      <style:text-properties officeooo:rsid="05735d0c" officeooo:paragraph-rsid="06029c76"/>
    </style:style>
    <style:style style:name="P6" style:family="paragraph" style:parent-style-name="Heading_20_2">
      <style:text-properties officeooo:paragraph-rsid="064154fa"/>
    </style:style>
    <style:style style:name="P7" style:family="paragraph" style:parent-style-name="Text_20_body">
      <style:text-properties officeooo:rsid="05e93b0c" officeooo:paragraph-rsid="05e93b0c"/>
    </style:style>
    <style:style style:name="P8" style:family="paragraph" style:parent-style-name="Text_20_body">
      <style:text-properties officeooo:rsid="05f6a07a" officeooo:paragraph-rsid="05f6a07a"/>
    </style:style>
    <style:style style:name="P9" style:family="paragraph" style:parent-style-name="Text_20_body">
      <style:text-properties officeooo:rsid="05f7ad5a" officeooo:paragraph-rsid="05f7ad5a"/>
    </style:style>
    <style:style style:name="P10" style:family="paragraph" style:parent-style-name="Text_20_body">
      <style:text-properties officeooo:rsid="05f8a4dc" officeooo:paragraph-rsid="05f8a4dc"/>
    </style:style>
    <style:style style:name="P11" style:family="paragraph" style:parent-style-name="Text_20_body">
      <style:text-properties officeooo:rsid="05f92d26" officeooo:paragraph-rsid="0601b4e4"/>
    </style:style>
    <style:style style:name="P12" style:family="paragraph" style:parent-style-name="Text_20_body">
      <style:text-properties officeooo:rsid="060497ac" officeooo:paragraph-rsid="0608ccd7"/>
    </style:style>
    <style:style style:name="P13" style:family="paragraph" style:parent-style-name="Text_20_body">
      <style:text-properties officeooo:rsid="060497ac" officeooo:paragraph-rsid="06249399"/>
    </style:style>
    <style:style style:name="P14" style:family="paragraph" style:parent-style-name="Text_20_body">
      <style:paragraph-properties fo:line-height="100%"/>
      <style:text-properties officeooo:rsid="04af6545" officeooo:paragraph-rsid="04af6545"/>
    </style:style>
    <style:style style:name="P15" style:family="paragraph" style:parent-style-name="Text_20_body">
      <style:text-properties officeooo:rsid="05eb2c2d" officeooo:paragraph-rsid="0609676d"/>
    </style:style>
    <style:style style:name="P16" style:family="paragraph" style:parent-style-name="Text_20_body">
      <style:text-properties officeooo:rsid="05fad3d2" officeooo:paragraph-rsid="06009606"/>
    </style:style>
    <style:style style:name="P17" style:family="paragraph" style:parent-style-name="Text_20_body">
      <style:text-properties officeooo:rsid="05fad3d2" officeooo:paragraph-rsid="06029c76"/>
    </style:style>
    <style:style style:name="P18" style:family="paragraph" style:parent-style-name="Text_20_body">
      <style:text-properties officeooo:rsid="06009606" officeooo:paragraph-rsid="06009606"/>
    </style:style>
    <style:style style:name="P19" style:family="paragraph" style:parent-style-name="Text_20_body">
      <style:text-properties officeooo:rsid="06009606" officeooo:paragraph-rsid="06029c76"/>
    </style:style>
    <style:style style:name="P20" style:family="paragraph" style:parent-style-name="Text_20_body">
      <style:text-properties officeooo:rsid="0601b4e4" officeooo:paragraph-rsid="0601b4e4"/>
    </style:style>
    <style:style style:name="P21" style:family="paragraph" style:parent-style-name="Text_20_body">
      <style:text-properties officeooo:rsid="0601b4e4" officeooo:paragraph-rsid="0629c411"/>
    </style:style>
    <style:style style:name="P22" style:family="paragraph" style:parent-style-name="Text_20_body">
      <style:text-properties officeooo:paragraph-rsid="060cf8ea"/>
    </style:style>
    <style:style style:name="P23" style:family="paragraph" style:parent-style-name="Text_20_body">
      <style:text-properties officeooo:rsid="062a690c" officeooo:paragraph-rsid="062a690c"/>
    </style:style>
    <style:style style:name="P24" style:family="paragraph" style:parent-style-name="Text_20_body">
      <style:text-properties officeooo:rsid="0633edd2" officeooo:paragraph-rsid="0633edd2"/>
    </style:style>
    <style:style style:name="P25" style:family="paragraph" style:parent-style-name="Text_20_body">
      <style:text-properties officeooo:rsid="063a2f8c" officeooo:paragraph-rsid="063a2f8c"/>
    </style:style>
    <style:style style:name="P26" style:family="paragraph" style:parent-style-name="Text_20_body">
      <style:text-properties officeooo:rsid="063b17bb" officeooo:paragraph-rsid="063b17bb"/>
    </style:style>
    <style:style style:name="P27" style:family="paragraph" style:parent-style-name="Text_20_body">
      <style:text-properties officeooo:rsid="063e9021" officeooo:paragraph-rsid="063e9021"/>
    </style:style>
    <style:style style:name="P28" style:family="paragraph" style:parent-style-name="Text_20_body">
      <style:text-properties officeooo:rsid="063f8d74" officeooo:paragraph-rsid="063f8d74"/>
    </style:style>
    <style:style style:name="P29" style:family="paragraph" style:parent-style-name="Text_20_body">
      <style:text-properties officeooo:paragraph-rsid="063f8d74"/>
    </style:style>
    <style:style style:name="P30" style:family="paragraph" style:parent-style-name="Text_20_body">
      <style:text-properties officeooo:rsid="06249399" officeooo:paragraph-rsid="06249399"/>
    </style:style>
    <style:style style:name="P31" style:family="paragraph" style:parent-style-name="Text_20_body">
      <style:text-properties officeooo:rsid="06418fbc" officeooo:paragraph-rsid="06418fbc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37" style:family="paragraph" style:parent-style-name="Heading_20_1">
      <style:paragraph-properties fo:line-height="100%"/>
      <style:text-properties officeooo:rsid="04af6545" officeooo:paragraph-rsid="04af6545"/>
    </style:style>
    <style:style style:name="P38" style:family="paragraph" style:parent-style-name="Heading_20_2">
      <style:text-properties officeooo:rsid="060497ac" officeooo:paragraph-rsid="0608ccd7"/>
    </style:style>
    <style:style style:name="P39" style:family="paragraph" style:parent-style-name="Heading_20_2">
      <style:text-properties officeooo:rsid="063e9021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f3078d"/>
    </style:style>
    <style:style style:name="T4" style:family="text">
      <style:text-properties officeooo:rsid="05f7ad5a"/>
    </style:style>
    <style:style style:name="T5" style:family="text">
      <style:text-properties officeooo:rsid="05f8a4dc"/>
    </style:style>
    <style:style style:name="T6" style:family="text">
      <style:text-properties officeooo:rsid="0608ccd7"/>
    </style:style>
    <style:style style:name="T7" style:family="text">
      <style:text-properties officeooo:rsid="0608dc97"/>
    </style:style>
    <style:style style:name="T8" style:family="text">
      <style:text-properties officeooo:rsid="06214be0"/>
    </style:style>
    <style:style style:name="T9" style:family="text">
      <style:text-properties officeooo:rsid="0629c411"/>
    </style:style>
    <style:style style:name="T10" style:family="text">
      <style:text-properties officeooo:rsid="062a690c"/>
    </style:style>
    <style:style style:name="T11" style:family="text">
      <style:text-properties officeooo:rsid="062debeb"/>
    </style:style>
    <style:style style:name="T12" style:family="text">
      <style:text-properties officeooo:rsid="062e7470"/>
    </style:style>
    <style:style style:name="T13" style:family="text">
      <style:text-properties officeooo:rsid="0633edd2"/>
    </style:style>
    <style:style style:name="T14" style:family="text">
      <style:text-properties officeooo:rsid="063a2f8c"/>
    </style:style>
    <style:style style:name="T15" style:family="text">
      <style:text-properties officeooo:rsid="063e9021"/>
    </style:style>
    <style:style style:name="T16" style:family="text">
      <style:text-properties officeooo:rsid="063f8d74"/>
    </style:style>
    <style:style style:name="T17" style:family="text">
      <style:text-properties officeooo:rsid="064154fa"/>
    </style:style>
    <style:style style:name="T18" style:family="text">
      <style:text-properties officeooo:rsid="0641c5de"/>
    </style:style>
    <style:style style:name="T19" style:family="text">
      <style:text-properties officeooo:rsid="06430879"/>
    </style:style>
    <style:style style:name="T20" style:family="text">
      <style:text-properties officeooo:rsid="06444024"/>
    </style:style>
    <style:style style:name="T21" style:family="text">
      <style:text-properties officeooo:rsid="06460657"/>
    </style:style>
    <style:style style:name="T22" style:family="text">
      <style:text-properties officeooo:rsid="064711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">מטלה</text:span> <text:span text:style-name="T3">- חלוקת חפצים בדידים</text:span></text:h>
      <text:p text:style-name="P14">יש לענות על שאלה אחת לבחירתכם.</text:p>
      <text:p text:style-name="P38"/>
      <text:p text:style-name="P3">שאלה 2: אלגוריתם מעגלי הקנאה - סדר החפצים</text:p>
      <text:p text:style-name="P8">כזכור, אלגוריתם מעגלי-הקנאה מתחיל בכך שהוא מסדר את החפצים בסדר שרירותי כלשהו. <text:span text:style-name="T4">כלומר, בכל סדר שבו נסדר את החפצים, אנחנו עשויים לקבל תוצאה שונה.</text:span></text:p>
      <text:p text:style-name="P9">א. <text:span text:style-name="T5">הראו דוגמה עם 3 אנשים ו-3 חפצים, שבה כל סידור של החפצים נותן תוצאה אחרת (סה"כ 6 תוצאות).</text:span></text:p>
      <text:p text:style-name="P10">ב. הראו דוגמה עם 3 אנשים ו-3 חפצים, שבה כל סידור של החפצים נותן אותה תוצאה.</text:p>
      <text:p text:style-name="P10">ג. הראו דוגמה עם 3 אנשים ו-3 חפצים, שבה מספר התוצאות האפשריות גדול מ-1 וקטן מ-6.</text:p>
      <text:p text:style-name="P22"/>
      <text:p text:style-name="P22"/>
      <text:p text:style-name="P4">שאלה 3: מיקסום מכפלת הערכים - חפצים רציפים</text:p>
      <text:p text:style-name="P16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8">א. אלגוריתם מיקסום-מכפלת-הערכים לא צריך לחתוך אף חפץ.</text:p>
      <text:p text:style-name="P18">ב. אלגוריתם מיקסום-מכפלת-הערכים צריך לחתוך חפץ אחד בדיוק.</text:p>
      <text:p text:style-name="P20">ג. אלגוריתם מיקסום-מכפלת-הערכים צריך לחתוך שני חפצים בדיוק.</text:p>
      <text:p text:style-name="P20">ד. אלגוריתם מיקסום-מכפלת-הערכים צריך לחתוך שלושה חפצים בדיוק.</text:p>
      <text:p text:style-name="P11"/>
      <text:p text:style-name="P5">שאלה 4: מיקסום מכפלת הערכים - חפצים בדידים</text:p>
      <text:p text:style-name="P17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9">א. אלגוריתם מיקסום-מכפלת-הערכים מחזיר חלוקה שהיא ממש ללא קנאה.</text:p>
      <text:p text:style-name="P19">ב. אלגוריתם מיקסום-מכפלת-הערכים <text:span text:style-name="T9">נותן חפץ 1 לאדם אחד ו-3 חפצים לשני.</text:span></text:p>
      <text:p text:style-name="P21">ג. אלגוריתם מיקסום-מכפלת-<text:span text:style-name="T9">הערכים נותן נותן 2 חפצים לכל אחד.</text:span></text:p>
      <text:p text:style-name="P2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9T19:30:01.401377432</dc:date>
    <meta:editing-duration>P11DT22H15M36S</meta:editing-duration>
    <meta:editing-cycles>1433</meta:editing-cycles>
    <dc:creator>Erel Segal-Halevi</dc:creator>
    <meta:document-statistic meta:table-count="0" meta:image-count="0" meta:object-count="0" meta:page-count="1" meta:paragraph-count="20" meta:word-count="230" meta:character-count="1341" meta:non-whitespace-character-count="1131"/>
  </office:meta>
</office:document-meta>
</file>